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unkelheit Hunter Traits</text:p>
      <text:p text:style-name="P1">Base:<text:span text:style-name="T1"> Level, Cost, Morality</text:span></text:p>
      <text:p text:style-name="P1">Distinction: <text:span text:style-name="T1">Lithe, Soldier, Altered</text:span></text:p>
      <text:p text:style-name="P1">Class:<text:span text:style-name="T1"> Support, Damage, Tank</text:span></text:p>
      <text:p text:style-name="P1"><text:span text:style-name="T1"/></text:p>
      <text:p text:style-name="P1">Primary:<text:span text:style-name="T1"> Vitality, Stamina, Charge</text:span></text:p>
      <text:p text:style-name="P1">Secondary:<text:span text:style-name="T1"> Attack, Defense, Special</text:span></text:p>
      <text:p text:style-name="P1">Trinary: <text:span text:style-name="T1">Dexterity, Might, Intellect</text:span></text:p>
      <text:p text:style-name="P1"><text:span text:style-name="T1"/></text:p>
      <text:p text:style-name="P1"><text:span text:style-name="T1">Vitality: The amount of damage the Hunter can take before death</text:span></text:p>
      <text:p text:style-name="P1"><text:span text:style-name="T1">Stamina: The amount of actions the Hunter can do</text:span></text:p>
      <text:p text:style-name="P1"><text:span text:style-name="T1">Charge: The amount of Exploits the Hunter can do</text:span></text:p>
      <text:p text:style-name="P1"><text:span text:style-name="T1"/></text:p>
      <text:p text:style-name="P1"><text:span text:style-name="T1">Attack: The amount of attack dice a Hunter gets during an engagement check</text:span></text:p>
      <text:p text:style-name="P1"><text:span text:style-name="T1">Defense: The amount of defense dice a Hunter gets during an engagement check</text:span></text:p>
      <text:p text:style-name="P1"><text:span text:style-name="T1">Special: The amount of dice a Hunter gets during an Exploit check</text:span></text:p>
      <text:p text:style-name="P1"><text:span text:style-name="T1"/></text:p>
      <text:p text:style-name="P1"><text:span text:style-name="T1">Dexterity: Hunter's ability with tools. Added to the result of an Attack roll</text:span></text:p>
      <text:p text:style-name="P1"><text:span text:style-name="T1">Might: Hunter's bodily strength. Added to the result of a Defense roll</text:span></text:p>
      <text:p text:style-name="P1"><text:span text:style-name="T1">Intellect: Hunter's book smarts. Added to the result of an Exploit roll</text:span></text:p>
      <text:p text:style-name="P1"><text:span text:style-name="T1"/></text:p>
      <text:p text:style-name="P1">Exploits<text:span text:style-name="T1">: A special action a character can take, usually due to a cybernetic enhancement or equipped item. E.g. Throwing a grenade, wrist-mounted flamethrower, hacking an ob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laus Arandor</meta:initial-creator>
    <meta:creation-date>2020-09-05T13:35:20.46</meta:creation-date>
    <dc:date>2020-09-05T13:53:58</dc:date>
    <dc:creator>Klaus Arandor</dc:creator>
    <meta:editing-duration>PT3M26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7" meta:word-count="157" meta:character-count="990"/>
  </office:meta>
</office:document-meta>
</file>